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Heading_20_1">
      <style:text-properties officeooo:paragraph-rsid="00059970"/>
    </style:style>
    <style:style style:name="P4" style:family="paragraph" style:parent-style-name="Text_20_body">
      <style:text-properties officeooo:rsid="0002acd2" officeooo:paragraph-rsid="0002acd2"/>
    </style:style>
    <style:style style:name="P5" style:family="paragraph" style:parent-style-name="Text_20_body">
      <style:text-properties officeooo:rsid="00059970" officeooo:paragraph-rsid="00059970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4">Envie de renouveler le système de transformation, création du module Rover pour tester le nouveau système. Après une journée de réflexion, algorithme pas entièrement fonctionnel mais suffisant.</text:p>
      <text:h text:style-name="P3" text:outline-level="1">1<text:span text:style-name="T3">4</text:span>/02/2024 – 1<text:span text:style-name="T3">7:</text:span><text:span text:style-name="T5">36</text:span></text:h>
      <text:p text:style-name="P5">Pour améliorer le Rover, ajout des collections n’appartenant pas à un niveau. Ajout également d’un système de FPS <text:span text:style-name="T4">pour mieux comprendre les performances du moteur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14T17:35:56.080000000</dc:date>
    <meta:editing-duration>PT6M22S</meta:editing-duration>
    <meta:editing-cycles>9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7" meta:word-count="89" meta:character-count="583" meta:non-whitespace-character-count="500"/>
  </office:meta>
</office:document-meta>
</file>